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00ef" officeooo:paragraph-rsid="000200ef"/>
    </style:style>
    <style:style style:name="P2" style:family="paragraph" style:parent-style-name="Standard">
      <style:paragraph-properties fo:text-align="center" style:justify-single-word="false"/>
      <style:text-properties officeooo:rsid="000200ef" officeooo:paragraph-rsid="000200ef"/>
    </style:style>
    <style:style style:name="P3" style:family="paragraph" style:parent-style-name="Standard">
      <style:text-properties officeooo:rsid="00038e9a" officeooo:paragraph-rsid="00038e9a"/>
    </style:style>
    <style:style style:name="P4" style:family="paragraph" style:parent-style-name="Standard">
      <style:text-properties officeooo:rsid="00038e9a" officeooo:paragraph-rsid="00177f3e"/>
    </style:style>
    <style:style style:name="P5" style:family="paragraph" style:parent-style-name="Standard">
      <style:text-properties officeooo:rsid="000b0c7b" officeooo:paragraph-rsid="000b0c7b"/>
    </style:style>
    <style:style style:name="P6" style:family="paragraph" style:parent-style-name="Standard">
      <style:text-properties officeooo:rsid="000b0c7b" officeooo:paragraph-rsid="00177f3e"/>
    </style:style>
    <style:style style:name="P7" style:family="paragraph" style:parent-style-name="Standard">
      <style:text-properties officeooo:rsid="000c168e" officeooo:paragraph-rsid="000c168e"/>
    </style:style>
    <style:style style:name="P8" style:family="paragraph" style:parent-style-name="Standard">
      <style:text-properties officeooo:rsid="000c168e" officeooo:paragraph-rsid="00102350"/>
    </style:style>
    <style:style style:name="P9" style:family="paragraph" style:parent-style-name="Standard">
      <style:text-properties officeooo:rsid="000c168e" officeooo:paragraph-rsid="0013a382"/>
    </style:style>
    <style:style style:name="P10" style:family="paragraph" style:parent-style-name="Standard">
      <style:text-properties officeooo:rsid="000c168e" officeooo:paragraph-rsid="001904e7"/>
    </style:style>
    <style:style style:name="P11" style:family="paragraph" style:parent-style-name="Standard">
      <style:text-properties officeooo:rsid="001b89fe" officeooo:paragraph-rsid="001b89fe"/>
    </style:style>
    <style:style style:name="P12" style:family="paragraph" style:parent-style-name="Standard">
      <style:text-properties officeooo:rsid="001ba92d" officeooo:paragraph-rsid="001ba92d"/>
    </style:style>
    <style:style style:name="P13" style:family="paragraph" style:parent-style-name="Standard">
      <style:text-properties officeooo:rsid="001df78f" officeooo:paragraph-rsid="001df78f"/>
    </style:style>
    <style:style style:name="P14" style:family="paragraph" style:parent-style-name="Standard">
      <style:text-properties officeooo:rsid="000200ef" officeooo:paragraph-rsid="000200ef"/>
    </style:style>
    <style:style style:name="P15" style:family="paragraph" style:parent-style-name="Standard">
      <style:text-properties officeooo:rsid="000200ef" officeooo:paragraph-rsid="0023ad9a"/>
    </style:style>
    <style:style style:name="P16" style:family="paragraph" style:parent-style-name="Standard">
      <style:text-properties officeooo:rsid="00082ccb" officeooo:paragraph-rsid="00082ccb"/>
    </style:style>
    <style:style style:name="P17" style:family="paragraph" style:parent-style-name="Standard">
      <style:text-properties officeooo:rsid="00038e9a" officeooo:paragraph-rsid="00038e9a"/>
    </style:style>
    <style:style style:name="P18" style:family="paragraph" style:parent-style-name="Standard">
      <style:text-properties officeooo:rsid="00038e9a" officeooo:paragraph-rsid="0025a5f1"/>
    </style:style>
    <style:style style:name="P19" style:family="paragraph" style:parent-style-name="Standard">
      <style:text-properties officeooo:rsid="00048b5a" officeooo:paragraph-rsid="00048b5a"/>
    </style:style>
    <style:style style:name="P20" style:family="paragraph" style:parent-style-name="Standard">
      <style:text-properties officeooo:rsid="001fe4c7" officeooo:paragraph-rsid="001fe4c7"/>
    </style:style>
    <style:style style:name="P21" style:family="paragraph" style:parent-style-name="Standard">
      <style:text-properties officeooo:rsid="001fe4c7" officeooo:paragraph-rsid="0028444b"/>
    </style:style>
    <style:style style:name="P22" style:family="paragraph" style:parent-style-name="Standard">
      <style:text-properties officeooo:rsid="001ba92d" officeooo:paragraph-rsid="001ba92d"/>
    </style:style>
    <style:style style:name="P23" style:family="paragraph" style:parent-style-name="Standard">
      <style:text-properties officeooo:rsid="001ba92d" officeooo:paragraph-rsid="0028444b"/>
    </style:style>
    <style:style style:name="P24" style:family="paragraph" style:parent-style-name="Standard">
      <style:text-properties officeooo:rsid="001b89fe" officeooo:paragraph-rsid="0028444b"/>
    </style:style>
    <style:style style:name="P25" style:family="paragraph" style:parent-style-name="Standard">
      <style:text-properties officeooo:rsid="0028444b" officeooo:paragraph-rsid="0028444b"/>
    </style:style>
    <style:style style:name="P26" style:family="paragraph" style:parent-style-name="Standard">
      <style:text-properties officeooo:rsid="001df78f" officeooo:paragraph-rsid="001df78f"/>
    </style:style>
    <style:style style:name="P27" style:family="paragraph" style:parent-style-name="Standard">
      <style:text-properties officeooo:rsid="001df78f" officeooo:paragraph-rsid="002a3527"/>
    </style:style>
    <style:style style:name="P28" style:family="paragraph" style:parent-style-name="Standard">
      <style:text-properties officeooo:rsid="001eec9f" officeooo:paragraph-rsid="001eec9f"/>
    </style:style>
    <style:style style:name="P29" style:family="paragraph" style:parent-style-name="Standard">
      <style:text-properties officeooo:rsid="001eec9f" officeooo:paragraph-rsid="0035d394"/>
    </style:style>
    <style:style style:name="P30" style:family="paragraph" style:parent-style-name="Standard">
      <style:text-properties officeooo:rsid="002c2c83" officeooo:paragraph-rsid="002c2c83"/>
    </style:style>
    <style:style style:name="P31" style:family="paragraph" style:parent-style-name="Standard">
      <style:text-properties officeooo:rsid="0035db52" officeooo:paragraph-rsid="00382e66"/>
    </style:style>
    <style:style style:name="P32" style:family="paragraph" style:parent-style-name="Standard">
      <style:text-properties officeooo:rsid="00382e66" officeooo:paragraph-rsid="00382e66"/>
    </style:style>
    <style:style style:name="P33" style:family="paragraph" style:parent-style-name="Standard">
      <style:text-properties officeooo:rsid="003a27df" officeooo:paragraph-rsid="003a27df"/>
    </style:style>
    <style:style style:name="P34" style:family="paragraph" style:parent-style-name="Standard">
      <style:text-properties fo:font-style="italic" officeooo:rsid="003bf9ed" officeooo:paragraph-rsid="003bf9ed" style:font-style-asian="italic" style:font-style-complex="italic"/>
    </style:style>
    <style:style style:name="P35" style:family="paragraph" style:parent-style-name="Standard">
      <style:paragraph-properties fo:break-before="page"/>
      <style:text-properties officeooo:rsid="00038e9a" officeooo:paragraph-rsid="00038e9a"/>
    </style:style>
    <style:style style:name="P36" style:family="paragraph" style:parent-style-name="Standard">
      <style:paragraph-properties fo:break-before="page"/>
      <style:text-properties officeooo:rsid="001fe4c7" officeooo:paragraph-rsid="001fe4c7"/>
    </style:style>
    <style:style style:name="P37" style:family="paragraph" style:parent-style-name="Standard">
      <style:paragraph-properties fo:break-before="page"/>
      <style:text-properties officeooo:rsid="00382e66" officeooo:paragraph-rsid="00382e66"/>
    </style:style>
    <style:style style:name="T1" style:family="text">
      <style:text-properties officeooo:rsid="00048b5a"/>
    </style:style>
    <style:style style:name="T2" style:family="text">
      <style:text-properties officeooo:rsid="000658b8"/>
    </style:style>
    <style:style style:name="T3" style:family="text">
      <style:text-properties officeooo:rsid="00082ccb"/>
    </style:style>
    <style:style style:name="T4" style:family="text">
      <style:text-properties officeooo:rsid="000a0dcc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a0dcc"/>
    </style:style>
    <style:style style:name="T7" style:family="text">
      <style:text-properties style:text-position="sub 58%" officeooo:rsid="000cef8d"/>
    </style:style>
    <style:style style:name="T8" style:family="text">
      <style:text-properties style:text-position="sub 58%" officeooo:rsid="000e721f"/>
    </style:style>
    <style:style style:name="T9" style:family="text">
      <style:text-properties style:text-position="sub 58%" officeooo:rsid="00102350"/>
    </style:style>
    <style:style style:name="T10" style:family="text">
      <style:text-properties style:text-position="sub 58%" officeooo:rsid="001904e7"/>
    </style:style>
    <style:style style:name="T11" style:family="text">
      <style:text-properties style:text-position="sub 58%" officeooo:rsid="001df78f"/>
    </style:style>
    <style:style style:name="T12" style:family="text">
      <style:text-properties style:text-position="sub 58%" officeooo:rsid="0028444b"/>
    </style:style>
    <style:style style:name="T13" style:family="text">
      <style:text-properties style:text-position="sub 58%" officeooo:rsid="002a3527"/>
    </style:style>
    <style:style style:name="T14" style:family="text">
      <style:text-properties style:text-position="sub 58%" officeooo:rsid="0035d394"/>
    </style:style>
    <style:style style:name="T15" style:family="text">
      <style:text-properties style:text-position="sub 58%" officeooo:rsid="00382e66"/>
    </style:style>
    <style:style style:name="T16" style:family="text">
      <style:text-properties style:text-position="0% 100%" officeooo:rsid="000a0dcc"/>
    </style:style>
    <style:style style:name="T17" style:family="text">
      <style:text-properties officeooo:rsid="000cef8d"/>
    </style:style>
    <style:style style:name="T18" style:family="text">
      <style:text-properties officeooo:rsid="000e721f"/>
    </style:style>
    <style:style style:name="T19" style:family="text">
      <style:text-properties officeooo:rsid="00102350"/>
    </style:style>
    <style:style style:name="T20" style:family="text">
      <style:text-properties officeooo:rsid="00177f3e"/>
    </style:style>
    <style:style style:name="T21" style:family="text">
      <style:text-properties officeooo:rsid="001904e7"/>
    </style:style>
    <style:style style:name="T22" style:family="text">
      <style:text-properties officeooo:rsid="001ab2b2"/>
    </style:style>
    <style:style style:name="T23" style:family="text">
      <style:text-properties officeooo:rsid="001df78f"/>
    </style:style>
    <style:style style:name="T24" style:family="text">
      <style:text-properties officeooo:rsid="0023ad9a"/>
    </style:style>
    <style:style style:name="T25" style:family="text">
      <style:text-properties officeooo:rsid="0025a5f1"/>
    </style:style>
    <style:style style:name="T26" style:family="text">
      <style:text-properties officeooo:rsid="0028444b"/>
    </style:style>
    <style:style style:name="T27" style:family="text">
      <style:text-properties officeooo:rsid="0029cf3b"/>
    </style:style>
    <style:style style:name="T28" style:family="text">
      <style:text-properties officeooo:rsid="002a3527"/>
    </style:style>
    <style:style style:name="T29" style:family="text">
      <style:text-properties officeooo:rsid="002e08cd"/>
    </style:style>
    <style:style style:name="T30" style:family="text">
      <style:text-properties officeooo:rsid="003025ea"/>
    </style:style>
    <style:style style:name="T31" style:family="text">
      <style:text-properties officeooo:rsid="0035d394"/>
    </style:style>
    <style:style style:name="T32" style:family="text">
      <style:text-properties officeooo:rsid="003679d5"/>
    </style:style>
    <style:style style:name="T33" style:family="text">
      <style:text-properties officeooo:rsid="003a27df"/>
    </style:style>
    <style:style style:name="T34" style:family="text">
      <style:text-properties officeooo:rsid="003c9d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Linear Natural </text:span>Number Sequences</text:p>
      <text:p text:style-name="P2">by Sven Nilsen, 2017</text:p>
      <text:p text:style-name="P1"/>
      <text:p text:style-name="P34">Here I describe some properties of linear natural number sequences. This demonstrates the practicality of path semantic<text:span text:style-name="T34">al notation to formalize mathematical objects using functions.</text:span></text:p>
      <text:p text:style-name="P1"/>
      <text:p text:style-name="P1">Path semantics makes it possible to write `x: [even] true` to express that `x` is an even number.</text:p>
      <text:p text:style-name="P1"/>
      <text:p text:style-name="P1"><text:tab/>even(x) = (x % 2) == 0</text:p>
      <text:p text:style-name="P1"/>
      <text:p text:style-name="P1">The <text:span text:style-name="T24">`</text:span>even<text:span text:style-name="T24">` function is an existential path to another</text:span> algorithm:</text:p>
      <text:p text:style-name="P1"/>
      <text:p text:style-name="P1"><text:tab/>even_sequence(x) = 2 * x</text:p>
      <text:p text:style-name="P1"/>
      <text:p text:style-name="P1"><text:tab/>∃<text:span text:style-name="T24">even_sequence &lt;=&gt; even</text:span></text:p>
      <text:p text:style-name="P1"/>
      <text:p text:style-name="P1">The <text:span text:style-name="T24">`</text:span>odd<text:span text:style-name="T24">` function for</text:span> <text:span text:style-name="T24">natural </text:span>numbers <text:span text:style-name="T24">is also an existential path to another algorithm</text:span>:</text:p>
      <text:p text:style-name="P1"/>
      <text:p text:style-name="P1"><text:tab/><text:span text:style-name="T24">odd(x) = (x % 2) == 1</text:span></text:p>
      <text:p text:style-name="P1"/>
      <text:p text:style-name="P1"><text:tab/>odd_sequence(x) = 1 + 2 * x</text:p>
      <text:p text:style-name="P1"/>
      <text:p text:style-name="P15"><text:tab/>∃<text:span text:style-name="T24">odd_sequence &lt;=&gt; odd</text:span></text:p>
      <text:p text:style-name="P1"/>
      <text:p text:style-name="P3">The `even_sequence` function has an inverse that is defined only for even numbers <text:span text:style-name="T24">that are not equal to the first even number</text:span>:</text:p>
      <text:p text:style-name="P3"/>
      <text:p text:style-name="P3"><text:tab/>even_sequence_inv(x: [even] true) = x / 2</text:p>
      <text:p text:style-name="P3"/>
      <text:p text:style-name="P3">The `odd_sequence` function has an inverse that is defined only for odd numbers <text:span text:style-name="T24">that are not equal to the first odd number</text:span>:</text:p>
      <text:p text:style-name="P3"/>
      <text:p text:style-name="P3"><text:tab/>odd_sequence_inv(x: [even] false) = (x – 1) / 2</text:p>
      <text:p text:style-name="P3"/>
      <text:p text:style-name="P3">All linear sequences of the natural numbers are of this form:</text:p>
      <text:p text:style-name="P3"/>
      <text:p text:style-name="P3"><text:tab/>sequence(a, b: <text:span text:style-name="T22">(&gt; 0)</text:span>) = \(x) = a + b * x</text:p>
      <text:p text:style-name="P3"/>
      <text:p text:style-name="P3"><text:tab/>sequence(0, 2) &lt;=&gt; even_sequence</text:p>
      <text:p text:style-name="P3"><text:tab/>sequence(1, 2) &lt;=&gt; odd_sequence</text:p>
      <text:p text:style-name="P3"><text:tab/><text:span text:style-name="T1">sequence(0, 1) &lt;=&gt; inc</text:span></text:p>
      <text:p text:style-name="P3"/>
      <text:p text:style-name="P3">Linear sequences have <text:span text:style-name="T24">an existential path</text:span> that determines whether a number is in the sequence:</text:p>
      <text:p text:style-name="P3"/>
      <text:p text:style-name="P3"><text:tab/>linear(a, b: <text:span text:style-name="T22">(&gt; 0)</text:span>) = \(x) = if x &lt; a { false } else { ((x – a) % b) == 0 }</text:p>
      <text:p text:style-name="P18"/>
      <text:p text:style-name="P18"><text:tab/>∃<text:span text:style-name="T24">sequence(a, b) &lt;=&gt; linear(a, b)</text:span></text:p>
      <text:p text:style-name="P18"/>
      <text:p text:style-name="P3"/>
      <text:p text:style-name="P35">There is a partial inverse function <text:span text:style-name="T1">that maps back to the set of all natural numbers:</text:span></text:p>
      <text:p text:style-name="P3"/>
      <text:p text:style-name="P3"><text:tab/><text:span text:style-name="T1">sequence_</text:span>inv(a, b: <text:span text:style-name="T22">(&gt; 0)</text:span>) = \(x: [linear(a, b)] true) = (x – a) / b</text:p>
      <text:p text:style-name="P3"/>
      <text:p text:style-name="P19">The next and previous <text:span text:style-name="T25">number</text:span> <text:span text:style-name="T2">can be found using partial functions:</text:span></text:p>
      <text:p text:style-name="P3"/>
      <text:p text:style-name="P3"><text:tab/><text:span text:style-name="T1">next(a, b: (&gt; 0)) = \(x: [linear(a, b)] true) = x + b</text:span></text:p>
      <text:p text:style-name="P3"/>
      <text:p text:style-name="P3"><text:tab/><text:span text:style-name="T1">previous(a, b: (&gt; 0)) = \(x: [linear(a, b)] true ∧ (¬= a)) = x – b</text:span></text:p>
      <text:p text:style-name="P3"/>
      <text:p text:style-name="P16"><text:span text:style-name="T4">A</text:span> linear number sequence can be a subset of <text:span text:style-name="T4">another in particular way called `subset_offset`:</text:span></text:p>
      <text:p text:style-name="P3"/>
      <text:p text:style-name="P3"><text:tab/><text:span text:style-name="T3">( x: [linear(a + b * n, b)] true ) → ( x: [linear(a, b)] true )</text:span></text:p>
      <text:p text:style-name="P3"/>
      <text:p text:style-name="P3"><text:tab/><text:span text:style-name="T25">subset_offset((a</text:span><text:span text:style-name="T6">0</text:span><text:span text:style-name="T4">, b</text:span><text:span text:style-name="T6">0</text:span><text:span text:style-name="T16">)</text:span><text:span text:style-name="T4">, (a</text:span><text:span text:style-name="T6">1</text:span><text:span text:style-name="T4">, b</text:span><text:span text:style-name="T6">1</text:span><text:span text:style-name="T16">)</text:span><text:span text:style-name="T4">) = (b</text:span><text:span text:style-name="T6">0</text:span><text:span text:style-name="T4"> == b</text:span><text:span text:style-name="T6">1</text:span><text:span text:style-name="T16">)</text:span><text:span text:style-name="T4"> &amp;&amp; (a</text:span><text:span text:style-name="T6">0</text:span><text:span text:style-name="T4"> &gt;= a</text:span><text:span text:style-name="T6">1</text:span><text:span text:style-name="T16">)</text:span><text:span text:style-name="T4"> &amp;&amp; (((a</text:span><text:span text:style-name="T6">0</text:span><text:span text:style-name="T4"> – a</text:span><text:span text:style-name="T6">1</text:span><text:span text:style-name="T4">) % b</text:span><text:span text:style-name="T9">1</text:span><text:span text:style-name="T4">) == 0)</text:span></text:p>
      <text:p text:style-name="P3"/>
      <text:p text:style-name="P4"><text:tab/><text:span text:style-name="T25">strict_subset_offset((a</text:span><text:span text:style-name="T6">0</text:span><text:span text:style-name="T4">, b</text:span><text:span text:style-name="T6">0</text:span><text:span text:style-name="T16">)</text:span><text:span text:style-name="T4">, (a</text:span><text:span text:style-name="T6">1</text:span><text:span text:style-name="T4">, b</text:span><text:span text:style-name="T6">1</text:span><text:span text:style-name="T16">)</text:span><text:span text:style-name="T4">) = (b</text:span><text:span text:style-name="T6">0</text:span><text:span text:style-name="T4"> == b</text:span><text:span text:style-name="T6">1</text:span><text:span text:style-name="T16">)</text:span><text:span text:style-name="T4"> &amp;&amp; (a</text:span><text:span text:style-name="T6">0</text:span><text:span text:style-name="T4"> &gt; a</text:span><text:span text:style-name="T6">1</text:span><text:span text:style-name="T16">)</text:span><text:span text:style-name="T4"> &amp;&amp; (((a</text:span><text:span text:style-name="T6">0</text:span><text:span text:style-name="T4"> – a</text:span><text:span text:style-name="T6">1</text:span><text:span text:style-name="T4">) % b</text:span><text:span text:style-name="T9">1</text:span><text:span text:style-name="T4">) == 0)</text:span></text:p>
      <text:p text:style-name="P3"/>
      <text:p text:style-name="P5">Another way a linear number sequence can be a subset of another is called `subset_step`:</text:p>
      <text:p text:style-name="P5"/>
      <text:p text:style-name="P5"><text:tab/>( x: [linear(<text:span text:style-name="T17">a</text:span>, b * (&gt; 0))] true ) → ( x: [linear(<text:span text:style-name="T17">a</text:span>, b)] true )</text:p>
      <text:p text:style-name="P5"/>
      <text:p text:style-name="P5"><text:tab/>subset_step((a<text:span text:style-name="T5">0</text:span>, b<text:span text:style-name="T5">0</text:span>), (a<text:span text:style-name="T5">1</text:span>, b<text:span text:style-name="T5">1</text:span>)) = (a<text:span text:style-name="T5">0</text:span> == a<text:span text:style-name="T5">1</text:span>) &amp;&amp; <text:span text:style-name="T18">(b</text:span><text:span text:style-name="T8">0</text:span><text:span text:style-name="T18"> &gt;= b</text:span><text:span text:style-name="T8">1</text:span><text:span text:style-name="T18">) &amp;&amp; </text:span>((b<text:span text:style-name="T5">0</text:span> % b<text:span text:style-name="T5">1</text:span>) == 0)</text:p>
      <text:p text:style-name="P5"/>
      <text:p text:style-name="P6"><text:tab/><text:span text:style-name="T20">strict_</text:span>subset_step((a<text:span text:style-name="T5">0</text:span>, b<text:span text:style-name="T5">0</text:span>), (a<text:span text:style-name="T5">1</text:span>, b<text:span text:style-name="T5">1</text:span>)) = (a<text:span text:style-name="T5">0</text:span> == a<text:span text:style-name="T5">1</text:span>) &amp;&amp; <text:span text:style-name="T18">(b</text:span><text:span text:style-name="T8">0</text:span><text:span text:style-name="T18"> &gt; b</text:span><text:span text:style-name="T8">1</text:span><text:span text:style-name="T18">) &amp;&amp; </text:span>((b<text:span text:style-name="T5">0</text:span> % b<text:span text:style-name="T5">1</text:span>) == 0)</text:p>
      <text:p text:style-name="P5"/>
      <text:p text:style-name="P7">A third way a linear number sequence can be a subset of another is called <text:span text:style-name="T17">simply </text:span>`subset` <text:span text:style-name="T19">or using the symbol `⊆`</text:span>, <text:span text:style-name="T17">since it handles both offset and step difference</text:span>:</text:p>
      <text:p text:style-name="P7"/>
      <text:p text:style-name="P7"><text:tab/>( x: [linear(<text:span text:style-name="T17">a</text:span> + b * n, b * <text:span text:style-name="T25">(&gt; 0)</text:span>)] true ) → ( x: [linear(<text:span text:style-name="T17">a, b</text:span>)] true )</text:p>
      <text:p text:style-name="P7"/>
      <text:p text:style-name="P8"><text:tab/><text:span text:style-name="T19">(`⊆`) = \((a</text:span><text:span text:style-name="T7">0</text:span><text:span text:style-name="T17">, b</text:span><text:span text:style-name="T7">0</text:span><text:span text:style-name="T17">), (a</text:span><text:span text:style-name="T7">1</text:span><text:span text:style-name="T17">, b</text:span><text:span text:style-name="T7">1</text:span><text:span text:style-name="T17">)) =</text:span></text:p>
      <text:p text:style-name="P8"><text:span text:style-name="T17"><text:tab/><text:tab/>(a</text:span><text:span text:style-name="T7">0</text:span><text:span text:style-name="T17"> &gt;= a</text:span><text:span text:style-name="T7">1</text:span><text:span text:style-name="T17">) &amp;&amp; (b</text:span><text:span text:style-name="T7">0</text:span><text:span text:style-name="T17"> &gt;= b</text:span><text:span text:style-name="T7">1</text:span><text:span text:style-name="T17">) &amp;&amp; (((a</text:span><text:span text:style-name="T9">0</text:span><text:span text:style-name="T19"> – a</text:span><text:span text:style-name="T9">1</text:span><text:span text:style-name="T19">) % b</text:span><text:span text:style-name="T9">1</text:span><text:span text:style-name="T19">) == 0) &amp;&amp; ((b</text:span><text:span text:style-name="T9">0</text:span><text:span text:style-name="T19"> % b</text:span><text:span text:style-name="T9">1</text:span><text:span text:style-name="T19">) == 0)</text:span></text:p>
      <text:p text:style-name="P7"/>
      <text:p text:style-name="P9"><text:tab/><text:span text:style-name="T19">(`⊂`) = \((a</text:span><text:span text:style-name="T7">0</text:span><text:span text:style-name="T17">, b</text:span><text:span text:style-name="T7">0</text:span><text:span text:style-name="T17">), (a</text:span><text:span text:style-name="T7">1</text:span><text:span text:style-name="T17">, b</text:span><text:span text:style-name="T7">1</text:span><text:span text:style-name="T17">)) =</text:span></text:p>
      <text:p text:style-name="P9"><text:tab/><text:tab/><text:span text:style-name="T21">((a</text:span><text:span text:style-name="T10">0</text:span><text:span text:style-name="T21"> &gt; a</text:span><text:span text:style-name="T10">1</text:span><text:span text:style-name="T21">) &amp;&amp; (b</text:span><text:span text:style-name="T10">0</text:span><text:span text:style-name="T21"> &gt;= b</text:span><text:span text:style-name="T10">1</text:span><text:span text:style-name="T21">) || (a</text:span><text:span text:style-name="T10">0</text:span><text:span text:style-name="T21"> &gt;= a</text:span><text:span text:style-name="T10">1</text:span><text:span text:style-name="T21">) &amp;&amp; (b</text:span><text:span text:style-name="T10">0</text:span><text:span text:style-name="T21"> &gt; b</text:span><text:span text:style-name="T10">1</text:span><text:span text:style-name="T21">)) &amp;&amp;</text:span></text:p>
      <text:p text:style-name="P10"><text:span text:style-name="T17"><text:tab/><text:tab/>(((a</text:span><text:span text:style-name="T9">0</text:span><text:span text:style-name="T19"> – a</text:span><text:span text:style-name="T9">1</text:span><text:span text:style-name="T19">) % b</text:span><text:span text:style-name="T9">1</text:span><text:span text:style-name="T19">) == 0) &amp;&amp; ((b</text:span><text:span text:style-name="T9">0</text:span><text:span text:style-name="T19"> % b</text:span><text:span text:style-name="T9">1</text:span><text:span text:style-name="T19">) == 0)</text:span></text:p>
      <text:p text:style-name="P9"/>
      <text:p text:style-name="P11">The strict subset function using the symbol <text:span text:style-name="T19">`⊂` </text:span>is a bit more complicated, because it has more edge cases.</text:p>
      <text:p text:style-name="P11"/>
      <text:p text:style-name="P20"/>
      <text:p text:style-name="P36"><text:span text:style-name="T26">You can</text:span> create a pair that <text:span text:style-name="T26">returns</text:span> the sequence of the composition <text:span text:style-name="T26">of two other number sequences. This means that you take a natural number, give it to one sequence, get a new natural number, give it to another sequence. Repeating for each number results in a new number sequence.</text:span></text:p>
      <text:p text:style-name="P24"/>
      <text:p text:style-name="P23"><text:tab/><text:span text:style-name="T26">compose((a</text:span><text:span text:style-name="T12">0</text:span><text:span text:style-name="T26">, b</text:span><text:span text:style-name="T12">0</text:span><text:span text:style-name="T26">), (a</text:span><text:span text:style-name="T12">1</text:span><text:span text:style-name="T26">, b</text:span><text:span text:style-name="T12">1</text:span><text:span text:style-name="T26">)) = (a</text:span><text:span text:style-name="T12">1</text:span><text:span text:style-name="T26"> + b</text:span><text:span text:style-name="T12">1</text:span><text:span text:style-name="T26"> * a</text:span><text:span text:style-name="T12">0</text:span><text:span text:style-name="T26">, b</text:span><text:span text:style-name="T12">1</text:span><text:span text:style-name="T26"> * b</text:span><text:span text:style-name="T12">0</text:span><text:span text:style-name="T26">)</text:span></text:p>
      <text:p text:style-name="P23"/>
      <text:p text:style-name="P25">Proof of <text:span text:style-name="T27">the composition formula:</text:span></text:p>
      <text:p text:style-name="P23"/>
      <text:p text:style-name="P21"><text:tab/><text:span text:style-name="T26">a</text:span><text:span text:style-name="T12">0</text:span><text:span text:style-name="T26"> + b</text:span><text:span text:style-name="T12">0</text:span><text:span text:style-name="T26"> * n</text:span><text:span text:style-name="T12">0</text:span></text:p>
      <text:p text:style-name="P21"><text:tab/><text:span text:style-name="T26">a</text:span><text:span text:style-name="T12">1</text:span><text:span text:style-name="T26"> + b</text:span><text:span text:style-name="T12">1</text:span><text:span text:style-name="T26"> * n</text:span><text:span text:style-name="T12">1</text:span></text:p>
      <text:p text:style-name="P21"><text:tab/><text:span text:style-name="T26">a</text:span><text:span text:style-name="T12">1</text:span><text:span text:style-name="T26"> + b</text:span><text:span text:style-name="T12">1</text:span><text:span text:style-name="T26"> * (a</text:span><text:span text:style-name="T12">0</text:span><text:span text:style-name="T26"> + b</text:span><text:span text:style-name="T12">0</text:span><text:span text:style-name="T26"> * n</text:span><text:span text:style-name="T12">0</text:span><text:span text:style-name="T26">)</text:span></text:p>
      <text:p text:style-name="P21"><text:tab/><text:span text:style-name="T26">a</text:span><text:span text:style-name="T12">1</text:span><text:span text:style-name="T26"> + b</text:span><text:span text:style-name="T12">1</text:span><text:span text:style-name="T26"> * a</text:span><text:span text:style-name="T12">0</text:span><text:span text:style-name="T26"> + b</text:span><text:span text:style-name="T12">1</text:span><text:span text:style-name="T26"> * b</text:span><text:span text:style-name="T12">0</text:span><text:span text:style-name="T26"> * n</text:span><text:span text:style-name="T12">0</text:span></text:p>
      <text:p text:style-name="P21"><text:tab/><text:span text:style-name="T26">(a</text:span><text:span text:style-name="T12">1</text:span><text:span text:style-name="T26"> + b</text:span><text:span text:style-name="T12">1</text:span><text:span text:style-name="T26"> * a</text:span><text:span text:style-name="T12">0</text:span><text:span text:style-name="T26">) + (b</text:span><text:span text:style-name="T12">1</text:span><text:span text:style-name="T26"> * b</text:span><text:span text:style-name="T12">0</text:span><text:span text:style-name="T26">) * n0</text:span></text:p>
      <text:p text:style-name="P12"/>
      <text:p text:style-name="P12">By composing two linear number sequences, you construct a subset of the last sequence:</text:p>
      <text:p text:style-name="P12"/>
      <text:p text:style-name="P12"><text:tab/><text:span text:style-name="T23">A</text:span> := (<text:span text:style-name="T23">A</text:span><text:span text:style-name="T11">a</text:span>, <text:span text:style-name="T23">A</text:span><text:span text:style-name="T11">b</text:span>)</text:p>
      <text:p text:style-name="P12"><text:tab/><text:span text:style-name="T23">B</text:span> := (<text:span text:style-name="T23">B</text:span><text:span text:style-name="T11">a</text:span>, <text:span text:style-name="T23">B</text:span><text:span text:style-name="T11">b</text:span>)</text:p>
      <text:p text:style-name="P12"><text:tab/><text:span text:style-name="T23">C</text:span> := <text:span text:style-name="T27">compose(A, B)</text:span></text:p>
      <text:p text:style-name="P12"/>
      <text:p text:style-name="P12"><text:tab/><text:span text:style-name="T23">C</text:span> <text:span text:style-name="T19">⊆ B</text:span></text:p>
      <text:p text:style-name="P12"/>
      <text:p text:style-name="P13">To compute the <text:span text:style-name="T28">offset and step</text:span> <text:span text:style-name="T28">numbers that separates a sequence from its subset:</text:span></text:p>
      <text:p text:style-name="P13"/>
      <text:p text:style-name="P27"><text:tab/><text:span text:style-name="T28">subset_info((a</text:span><text:span text:style-name="T13">0</text:span><text:span text:style-name="T28">, b</text:span><text:span text:style-name="T13">0</text:span><text:span text:style-name="T28">), (a</text:span><text:span text:style-name="T13">1</text:span><text:span text:style-name="T28">, b</text:span><text:span text:style-name="T13">1</text:span><text:span text:style-name="T28">): (⊆ (a</text:span><text:span text:style-name="T13">0</text:span><text:span text:style-name="T28">, b</text:span><text:span text:style-name="T13">0</text:span><text:span text:style-name="T28">))) = (a</text:span><text:span text:style-name="T13">1</text:span><text:span text:style-name="T28"> – a</text:span><text:span text:style-name="T13">0</text:span><text:span text:style-name="T28">, b</text:span><text:span text:style-name="T13">1</text:span><text:span text:style-name="T28"> / b</text:span><text:span text:style-name="T13">0</text:span><text:span text:style-name="T28">)</text:span></text:p>
      <text:p text:style-name="P27"/>
      <text:p text:style-name="P27"><text:tab/><text:span text:style-name="T28">((&gt; 0), 1)<text:tab/><text:tab/>The subset differs by offset</text:span></text:p>
      <text:p text:style-name="P27"><text:tab/><text:span text:style-name="T28">(0, (&gt; 1))<text:tab/><text:tab/>The subset differs by step</text:span></text:p>
      <text:p text:style-name="P27"><text:tab/><text:span text:style-name="T28">((&gt; 0), (&gt; 1))<text:tab/><text:tab/>The subset differs by both offset and step</text:span></text:p>
      <text:p text:style-name="P27"/>
      <text:p text:style-name="P30">Notice that the subset info is itself a linear sequence, <text:span text:style-name="T29">which is exactly</text:span> the sequence that need to be composed with input to produce the subset.</text:p>
      <text:p text:style-name="P30"/>
      <text:p text:style-name="P30"><text:tab/><text:span text:style-name="T29">compose(subset_info(A, C)) = C</text:span></text:p>
      <text:p text:style-name="P13"/>
      <text:p text:style-name="P28">To detect whether two linear number sequences have <text:span text:style-name="T30">a</text:span> shared subset:</text:p>
      <text:p text:style-name="P28"/>
      <text:p text:style-name="P29"><text:tab/><text:span text:style-name="T31">have_shared_subset((a</text:span><text:span text:style-name="T14">0</text:span><text:span text:style-name="T31">, b</text:span><text:span text:style-name="T14">0</text:span><text:span text:style-name="T31">), (a</text:span><text:span text:style-name="T14">1</text:span><text:span text:style-name="T31">, b</text:span><text:span text:style-name="T14">1</text:span><text:span text:style-name="T31">)) = (b</text:span><text:span text:style-name="T14">0</text:span><text:span text:style-name="T31"> ¬= b</text:span><text:span text:style-name="T14">1</text:span><text:span text:style-name="T31">) || ((a</text:span><text:span text:style-name="T14">0</text:span><text:span text:style-name="T31"> % b</text:span><text:span text:style-name="T15">0</text:span><text:span text:style-name="T31">) == (a</text:span><text:span text:style-name="T14">1</text:span><text:span text:style-name="T31"> % b</text:span><text:span text:style-name="T14">1</text:span><text:span text:style-name="T31">))</text:span></text:p>
      <text:p text:style-name="P28"/>
      <text:p text:style-name="P31">This can be intuitively understood when the two sequences have different steps, the shared subset will at least contain <text:span text:style-name="T32">the product of two steps. For example, if one sequence has step 3 and the other 4, then the shared subset contains a sequence with step 3 * 4 = 12.</text:span></text:p>
      <text:p text:style-name="P31"/>
      <text:p text:style-name="P31"><text:span text:style-name="T32">On the hand, if they have the same step but differs by offset, then they only share a subset if their offsets syncs to the step of the other.</text:span></text:p>
      <text:p text:style-name="P31"/>
      <text:p text:style-name="P31"><text:span text:style-name="T32">Obviously, if one sequence A has a subset B, then the largest shared subset is B.</text:span></text:p>
      <text:p text:style-name="P37">For every step value, there <text:span text:style-name="T33">are some</text:span> list<text:span text:style-name="T33">s of length equal to the step</text:span> that contains the maximum number of sequences that have no shared subset in common. <text:span text:style-name="T33">For example, for step 3:</text:span></text:p>
      <text:p text:style-name="P32"/>
      <text:p text:style-name="P32"><text:tab/><text:span text:style-name="T33">(0, 3)<text:tab/><text:tab/>Starts at offset `0`</text:span></text:p>
      <text:p text:style-name="P32"><text:tab/><text:span text:style-name="T33">(1, 3)</text:span></text:p>
      <text:p text:style-name="P32"><text:tab/><text:span text:style-name="T33">(2, 3)</text:span></text:p>
      <text:p text:style-name="P32"/>
      <text:p text:style-name="P32"><text:tab/><text:span text:style-name="T33">(3, 3)<text:tab/><text:tab/>Starts at offset `3`</text:span></text:p>
      <text:p text:style-name="P32"><text:tab/><text:span text:style-name="T33">(4, 3)</text:span></text:p>
      <text:p text:style-name="P32"><text:tab/><text:span text:style-name="T33">(5, 3)</text:span></text:p>
      <text:p text:style-name="P32"/>
      <text:p text:style-name="P32"><text:tab/><text:span text:style-name="T33">(0, 3)<text:tab/><text:tab/>Varies offset</text:span></text:p>
      <text:p text:style-name="P32"><text:tab/><text:span text:style-name="T33">(4, 3)</text:span></text:p>
      <text:p text:style-name="P32"><text:tab/><text:span text:style-name="T33">(2, 3)</text:span></text:p>
      <text:p text:style-name="P32"/>
      <text:p text:style-name="P33">Picking the largest sequence from each list gives you `(0, 3), (1, 3), (2, 3)`. This is a unique list for every st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22:15.971416000</meta:creation-date>
    <dc:date>2017-05-09T21:01:57.301886000</dc:date>
    <meta:editing-duration>P1DT9H13M27S</meta:editing-duration>
    <meta:editing-cycles>20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1" meta:word-count="1009" meta:character-count="5067" meta:non-whitespace-character-count="4067"/>
  </office:meta>
</office:document-meta>
</file>